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6.578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2.387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65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marker-start="Arrow" draw:textarea-vertical-align="middle"/>
    </style:style>
    <style:style style:name="gr13" style:family="graphic" style:parent-style-name="standard">
      <style:graphic-properties draw:marker-start="Arrowheads_20_1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147cm"/>
    </style:style>
    <style:style style:name="gr1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20" style:family="graphic" style:parent-style-name="objectwithoutfill">
      <style:graphic-properties draw:marker-start="" draw:marker-end="Arrow" draw:marker-end-width="0.3cm" draw:fill="solid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xml:id="id1" draw:id="id1" draw:layer="layout" svg:width="4cm" svg:height="6.827cm" svg:x="16.383cm" svg:y="7.016cm">
          <text:p text:style-name="P1"><text:span text:style-name="T1">MCU</text:span></text:p>
          <text:p text:style-name="P1"><text:span text:style-name="T2">ESP32-D0WD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" draw:text-style-name="P3" draw:layer="layout" svg:width="4cm" svg:height="1.874cm" svg:x="22.352cm" svg:y="6.985cm">
          <text:p text:style-name="P1"><text:span text:style-name="T1">FLASH</text:span><text:span text:style-name="T1"><text:line-break/></text:span><text:span text:style-name="T2">32 MBit</text:span></text:p>
          <text:p text:style-name="P1"><text:span text:style-name="T2">W25Q32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3" draw:text-style-name="P3" xml:id="id5" draw:id="id5" draw:layer="layout" svg:width="4cm" svg:height="1.874cm" svg:x="22.352cm" svg:y="9.429cm">
          <text:p text:style-name="P1"><text:span text:style-name="T1">SRAM</text:span><text:span text:style-name="T1"><text:line-break/></text:span><text:span text:style-name="T2">N01S818HA or</text:span><text:span text:style-name="T2"><text:line-break/></text:span><text:span text:style-name="T2">23A1024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4" draw:text-style-name="P3" draw:layer="layout" svg:width="4cm" svg:height="1.874cm" svg:x="22.352cm" svg:y="12.096cm">
          <text:p text:style-name="P1"><text:span text:style-name="T1">Crystal oscillator</text:span></text:p>
          <text:p text:style-name="P1"><text:span text:style-name="T2">40MHz+/-10ppm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5" draw:text-style-name="P3" xml:id="id3" draw:id="id3" draw:layer="layout" svg:width="4cm" svg:height="2.636cm" svg:x="16.383cm" svg:y="17.049cm">
          <text:p text:style-name="P1"><text:span text:style-name="T1">Microphone</text:span></text:p>
          <text:p text:style-name="P1"><text:span text:style-name="T2">ICS-40300 or </text:span></text:p>
          <text:p text:style-name="P1"><text:span text:style-name="T2">IM69D130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6" draw:text-style-name="P3" xml:id="id4" draw:id="id4" draw:layer="layout" svg:width="4cm" svg:height="1.874cm" svg:x="16.383cm" svg:y="4.349cm">
          <text:p text:style-name="P1"><text:span text:style-name="T1">Matching circui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7" draw:text-style-name="P3" xml:id="id2" draw:id="id2" draw:layer="layout" svg:width="4cm" svg:height="1.874cm" svg:x="16.383cm" svg:y="14.509cm">
          <text:p text:style-name="P1"><text:span text:style-name="T1">Matching circui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8" draw:text-style-name="P2" draw:layer="layout" svg:width="4cm" svg:height="1.874cm" svg:x="6.096cm" svg:y="4.348cm">
          <text:p text:style-name="P1"><text:span text:style-name="T2">AC/DC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9" draw:text-style-name="P3" draw:layer="layout" svg:width="4.064cm" svg:height="1.874cm" svg:x="6.096cm" svg:y="6.889cm">
          <text:p text:style-name="P1"><text:span text:style-name="T1">LDO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0" draw:text-style-name="P3" draw:layer="layout" svg:width="4cm" svg:height="1.874cm" svg:x="6.096cm" svg:y="9.937cm">
          <text:p text:style-name="P1"><text:span text:style-name="T1">Relay</text:span></text:p>
          <draw:enhanced-geometry svg:viewBox="0 0 1000 404" draw:text-areas="0 0 1000 404" draw:type="NonPrimitive" draw:enhanced-path="M 1000 404 L 1000 0 0 0 0 404 Z"/>
        </draw:custom-shape>
        <draw:line draw:style-name="gr11" draw:text-style-name="P4" draw:layer="layout" svg:x1="22.352cm" svg:y1="8.001cm" svg:x2="20.447cm" svg:y2="8.001cm">
          <text:p/>
        </draw:line>
        <draw:line draw:style-name="gr11" draw:text-style-name="P4" draw:layer="layout" svg:x1="22.352cm" svg:y1="13.081cm" svg:x2="20.447cm" svg:y2="13.081cm">
          <text:p/>
        </draw:line>
        <draw:connector draw:style-name="gr12" draw:text-style-name="P5" draw:layer="layout" svg:x1="18.383cm" svg:y1="13.843cm" svg:x2="18.383cm" svg:y2="14.509cm" draw:start-shape="id1" draw:start-glue-point="2" draw:end-shape="id2" draw:end-glue-point="0" svg:d="M18383 13843v666" svg:viewBox="0 0 1 667">
          <text:p/>
        </draw:connector>
        <draw:connector draw:style-name="gr13" draw:text-style-name="P5" draw:layer="layout" svg:x1="18.383cm" svg:y1="16.383cm" svg:x2="18.383cm" svg:y2="17.049cm" draw:start-shape="id2" draw:start-glue-point="2" draw:end-shape="id3" draw:end-glue-point="0" svg:d="M18383 16383v666" svg:viewBox="0 0 1 667">
          <text:p/>
        </draw:connector>
        <draw:connector draw:style-name="gr14" draw:text-style-name="P5" draw:layer="layout" svg:x1="18.383cm" svg:y1="7.016cm" svg:x2="18.383cm" svg:y2="6.223cm" draw:start-shape="id1" draw:start-glue-point="0" draw:end-shape="id4" draw:end-glue-point="2" svg:d="M18383 7016v-793" svg:viewBox="0 0 1 794">
          <text:p/>
        </draw:connector>
        <draw:line draw:style-name="gr11" draw:text-style-name="P4" draw:layer="layout" svg:x1="18.415cm" svg:y1="4.318cm" svg:x2="18.415cm" svg:y2="2.921cm">
          <text:p/>
        </draw:line>
        <draw:line draw:style-name="gr11" draw:text-style-name="P4" draw:layer="layout" svg:x1="18.415cm" svg:y1="3.429cm" svg:x2="17.907cm" svg:y2="2.921cm">
          <text:p/>
        </draw:line>
        <draw:line draw:style-name="gr11" draw:text-style-name="P4" draw:layer="layout" svg:x1="18.415cm" svg:y1="3.429cm" svg:x2="18.923cm" svg:y2="2.921cm">
          <text:p/>
        </draw:line>
        <draw:frame draw:style-name="gr15" draw:text-style-name="P6" draw:layer="layout" svg:width="2.794cm" svg:height="1.397cm" svg:x="17.018cm" svg:y="1.778cm">
          <draw:text-box>
            <text:p text:style-name="P5"><text:span text:style-name="T3">2.4 GHz </text:span></text:p>
            <text:p text:style-name="P5"><text:span text:style-name="T3">WiFi + BLE</text:span></text:p>
          </draw:text-box>
        </draw:frame>
        <draw:custom-shape draw:name="ClassName" draw:style-name="gr16" draw:text-style-name="P3" draw:layer="layout" svg:width="4cm" svg:height="1.874cm" svg:x="6.096cm" svg:y="4.349cm">
          <text:p text:style-name="P1"><text:span text:style-name="T1">AC/DC</text:span></text:p>
          <draw:enhanced-geometry svg:viewBox="0 0 1000 404" draw:text-areas="0 0 1000 404" draw:type="NonPrimitive" draw:enhanced-path="M 1000 404 L 1000 0 0 0 0 404 Z"/>
        </draw:custom-shape>
        <draw:frame draw:style-name="gr17" draw:text-style-name="P6" draw:layer="layout" svg:width="1.778cm" svg:height="0.762cm" svg:x="11.684cm" svg:y="7.62cm">
          <draw:text-box>
            <text:p text:style-name="P5"><text:span text:style-name="T3">3.3V</text:span></text:p>
          </draw:text-box>
        </draw:frame>
        <draw:frame draw:style-name="gr17" draw:text-style-name="P6" draw:layer="layout" svg:width="1.397cm" svg:height="0.762cm" svg:x="11.684cm" svg:y="5.08cm">
          <draw:text-box>
            <text:p text:style-name="P5"><text:span text:style-name="T3">5V</text:span></text:p>
          </draw:text-box>
        </draw:frame>
        <draw:line draw:style-name="gr18" draw:text-style-name="P4" draw:layer="layout" svg:x1="10.16cm" svg:y1="5.334cm" svg:x2="11.811cm" svg:y2="5.334cm">
          <text:p/>
        </draw:line>
        <draw:line draw:style-name="gr18" draw:text-style-name="P4" draw:layer="layout" svg:x1="10.16cm" svg:y1="8.001cm" svg:x2="11.811cm" svg:y2="8.001cm">
          <text:p/>
        </draw:line>
        <draw:line draw:style-name="gr19" draw:text-style-name="P4" draw:layer="layout" svg:x1="11.684cm" svg:y1="10.414cm" svg:x2="10.033cm" svg:y2="10.414cm">
          <text:p/>
        </draw:line>
        <draw:frame draw:style-name="gr17" draw:text-style-name="P6" draw:layer="layout" svg:width="1.397cm" svg:height="0.762cm" svg:x="11.684cm" svg:y="10.16cm">
          <draw:text-box>
            <text:p text:style-name="P5"><text:span text:style-name="T3">5V</text:span></text:p>
          </draw:text-box>
        </draw:frame>
        <draw:frame draw:style-name="gr17" draw:text-style-name="P6" draw:layer="layout" svg:width="1.778cm" svg:height="0.762cm" svg:x="13.335cm" svg:y="7.62cm">
          <draw:text-box>
            <text:p text:style-name="P5"><text:span text:style-name="T3">3.3V</text:span></text:p>
          </draw:text-box>
        </draw:frame>
        <draw:line draw:style-name="gr18" draw:text-style-name="P4" draw:layer="layout" svg:x1="16.383cm" svg:y1="8.001cm" svg:x2="14.732cm" svg:y2="8.001cm">
          <text:p/>
        </draw:line>
        <draw:line draw:style-name="gr20" draw:text-style-name="P4" draw:layer="layout" svg:x1="16.383cm" svg:y1="11.303cm" svg:x2="10.033cm" svg:y2="11.303cm">
          <text:p/>
        </draw:line>
        <draw:line draw:style-name="gr18" draw:text-style-name="P4" draw:layer="layout" svg:x1="4.372cm" svg:y1="5.334cm" svg:x2="6.023cm" svg:y2="5.334cm">
          <text:p/>
        </draw:line>
        <draw:frame draw:style-name="gr17" draw:text-style-name="P6" draw:layer="layout" svg:width="3.048cm" svg:height="0.762cm" svg:x="1.651cm" svg:y="4.953cm">
          <draw:text-box>
            <text:p text:style-name="P5"><text:span text:style-name="T3">220V 50Hz</text:span></text:p>
          </draw:text-box>
        </draw:frame>
        <draw:line draw:style-name="gr18" draw:text-style-name="P4" draw:layer="layout" svg:x1="4.445cm" svg:y1="10.414cm" svg:x2="6.096cm" svg:y2="10.414cm">
          <text:p/>
        </draw:line>
        <draw:frame draw:style-name="gr17" draw:text-style-name="P6" draw:layer="layout" svg:width="3.048cm" svg:height="0.762cm" svg:x="1.524cm" svg:y="10.541cm">
          <draw:text-box>
            <text:p text:style-name="P5"><text:span text:style-name="T3">220V 50Hz</text:span></text:p>
          </draw:text-box>
        </draw:frame>
        <draw:line draw:style-name="gr19" draw:text-style-name="P4" draw:layer="layout" svg:x1="6.096cm" svg:y1="11.43cm" svg:x2="4.445cm" svg:y2="11.43cm">
          <text:p/>
        </draw:line>
        <draw:frame draw:style-name="gr17" draw:text-style-name="P6" xml:id="id6" draw:id="id6" draw:layer="layout" svg:width="1.778cm" svg:height="1.199cm" svg:x="20.447cm" svg:y="6.858cm">
          <draw:text-box>
            <text:p text:style-name="P5"><text:span text:style-name="T3">Quad SPI</text:span></text:p>
          </draw:text-box>
        </draw:frame>
        <draw:connector draw:style-name="gr14" draw:text-style-name="P5" draw:layer="layout" svg:x1="22.352cm" svg:y1="10.366cm" svg:x2="21.336cm" svg:y2="8.057cm" draw:start-shape="id5" draw:start-glue-point="3" draw:end-shape="id6" draw:end-glue-point="2" svg:d="M22352 10366h-1016v-2309" svg:viewBox="0 0 1017 23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8:45:55.254000000</meta:creation-date>
    <dc:date>2019-08-03T22:10:40.799000000</dc:date>
    <meta:editing-duration>PT2H35M59S</meta:editing-duration>
    <meta:editing-cycles>15</meta:editing-cycles>
    <meta:generator>LibreOffice/6.2.5.2$Windows_X86_64 LibreOffice_project/1ec314fa52f458adc18c4f025c545a4e8b22c159</meta:generator>
    <meta:document-statistic meta:object-count="36"/>
  </office:meta>
</office:document-meta>
</file>